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centContext.setDimension( FObj fobj , int wid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centContext.findParent( FONode f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ercentContext.setTableUnit( Table table , int table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centContext.setDimension( FObj f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ercentContext.getBaseLength( int lengthBase , FObj fobj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